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154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Réponse 1</text:p>
          </table:table-cell>
          <table:table-cell office:value-type="string" calcext:value-type="string">
            <text:p>Réponse 2</text:p>
          </table:table-cell>
          <table:table-cell office:value-type="string" calcext:value-type="string">
            <text:p>Pts 1</text:p>
          </table:table-cell>
          <table:table-cell office:value-type="string" calcext:value-type="string">
            <text:p>Pts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égorie #01 - Robuste</text:p>
          </table:table-cell>
          <table:table-cell table:number-columns-repeated="2" office:value-type="string" calcext:value-type="string">
            <text:p>///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 #1 Un test approche. Comment étudiez-vous pour cela ?</text:p>
          </table:table-cell>
          <table:table-cell office:value-type="string" calcext:value-type="string">
            <text:p>Étudiez dur.</text:p>
          </table:table-cell>
          <table:table-cell office:value-type="string" calcext:value-type="string">
            <text:p>A la dernière seconde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 #2 Pouvez-vous vous concentrer sur quelque chose que vous aimez 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 #3 Quand les choses se compliquent, est-ce que tu y vas 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///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égorie #02 - Docile</text:p>
          </table:table-cell>
          <table:table-cell table:number-columns-repeated="2" office:value-type="string" calcext:value-type="string">
            <text:p>///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 #1 On vous offre un choix de deux cadeaux. Laquelle allez-vous prendr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Vous avez cassé un oeuf pourri dans votre chambre ! Que vas-tu fair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Un ami a apporté quelque chose que vous oublié. Comment remerciez-vous votre ami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Il y a un portefeuille au bord d'une rou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03 – Courage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Vous allez faire du saut à l'élastique pour la première fois temp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Il y a une invasion extraterrestre ! Que vas-tu fair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Il y a un cri derrière une porte ! Comment allez-vous réagir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Un délinquant harcèle une fille une rue animée de la ville ! Que vas-tu fair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04 – Joye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Êtes-vous une personnalité joyeus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Aimez-vous vous amuser bruyamment avec les autre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C'est les vacances d'été ! Où voudrais-tu alle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Une personne étrangère a démarré une conversation avec vou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05 – Espiè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Avez-vous déjà fabriqué un piège à écueil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Aimez-vous les farce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Y a-t-il beaucoup de choses que vous aimeriez fair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Votre ami est victime d'intimidation ! Que fais-tu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06 – Naï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Aimez-vous les jeux de mots qui font gémir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Avez-vous tendance à beaucoup rir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Est-ce que les autres vous traitent souvent d'enfant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Aimez-vous imaginer des choses pour votre amusem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07 – Tim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Une main humaine sort des toilettes ! Que feriez-vou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Saisissez n'importe quel chiffre de votre main gauche avec votre main droi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Vous êtes soudainement enfermé dans un chambre noire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Pouvez-vous entrer dans une maison hanté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08 – Hâ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Vous recevez un cadeau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Vous gagnez à la loterie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Vous tombez sur un coffre au trésor ! Que fais-tu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Votre ami ne se présente pas à une réun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09 – Impertin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Le dirigeant de votre pays est devant vous. Comment lui parlez-vou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Est-ce que les autres vous disent de faire attention à ce que vous dite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Pensez-vous que vous êtes cool ? Être honnê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Pouvez-vous sincèrement remercier quelqu'un lorsque vous vous sentir reconnaissant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10 - Cal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Vous considérez-vous occasionnellement ennuyeux et trop prud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Vous rêvez de vous prélasser paresseusement sans grande excitation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Aimes-tu te battre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Bâillez-vous souvent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11 – Déten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Êtes-vous souvent en retard à l'école ou aux réunion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Avez-vous l'impression d'avoir ralenti vers le bas ces derniers temp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C'est une agréable journée à la plage. Comment vous sentez-vou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Vous endormez-vous sans vous en apercevoir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12 – Solita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Vous sentez-vous seul lorsque vous êtes seul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Détestez-vous être la dernière personne à partir classe à la fin d'une journée d'écol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Que faites-vous de la lumière de votre pièce quand tu vas te coucher le soir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C'est un week-end, mais personne ne jouera avec vous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13 – Insol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Manquez-vous parfois de choses à faire Tout à coup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À quelle vitesse répondez-vous à un e-mail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Il y a une personne que tu aimes… Mais il n'y a aucune possibilité de se rapproc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4 La route bifurque à droite et à gauche. On vous dit qu'il y a un trésor sur le côté droit. Que fais-tu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égorie #14 – Div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1 En vacances, vous souhaitez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2 C'est le festival d'été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#3 Quelqu'un vous appelle "bizarre mais drôle"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stion Es-tu un garçon ou une fille ?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21:33:16.531550910</meta:creation-date>
    <dc:date>2022-05-02T23:29:56.633988560</dc:date>
    <meta:editing-duration>PT55M49S</meta:editing-duration>
    <meta:editing-cycles>2</meta:editing-cycles>
    <meta:generator>LibreOffice/6.4.7.2$Linux_X86_64 LibreOffice_project/40$Build-2</meta:generator>
    <meta:document-statistic meta:table-count="1" meta:cell-count="99" meta:object-count="0"/>
  </office:meta>
</office:document-meta>
</file>